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0.01pt"/>
    </style:style>
    <style:style style:name="co2" style:family="table-column">
      <style:table-column-properties fo:break-before="auto" style:column-width="83.59pt"/>
    </style:style>
    <style:style style:name="co3" style:family="table-column">
      <style:table-column-properties fo:break-before="auto" style:column-width="115.99pt"/>
    </style:style>
    <style:style style:name="co4" style:family="table-column">
      <style:table-column-properties fo:break-before="auto" style:column-width="124.5pt"/>
    </style:style>
    <style:style style:name="co5" style:family="table-column">
      <style:table-column-properties fo:break-before="auto" style:column-width="107.5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0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2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/>
          <table:table-cell office:value-type="string" calcext:value-type="string">
            <text:p>Thorium-uranium</text:p>
          </table:table-cell>
          <table:table-cell office:value-type="string" calcext:value-type="string">
            <text:p>Highly-enriched uranium</text:p>
          </table:table-cell>
          <table:table-cell office:value-type="string" calcext:value-type="string">
            <text:p>Partially enriched uranium</text:p>
          </table:table-cell>
          <table:table-cell office:value-type="string" calcext:value-type="string">
            <text:p>Flush and coolant salt</text:p>
          </table:table-cell>
          <table:table-cell/>
          <table:table-cell table:style-name="ce2" office:value-type="string" calcext:value-type="string">
            <text:p>If not noted units are default (length=c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osition, mole %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7F</text:p>
          </table:table-cell>
          <table:table-cell office:value-type="float" office:value="70" calcext:value-type="float">
            <text:p>70</text:p>
          </table:table-cell>
          <table:table-cell office:value-type="float" office:value="66.8" calcext:value-type="float">
            <text:p>66.8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Height (in)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2</text:p>
          </table:table-cell>
          <table:table-cell office:value-type="float" office:value="23.6" calcext:value-type="float">
            <text:p>23.6</text:p>
          </table:table-cell>
          <table:table-cell office:value-type="float" office:value="29" calcext:value-type="float">
            <text:p>29</text:p>
          </table:table-cell>
          <table:table-cell office:value-type="float" office:value="29.1" calcext:value-type="float">
            <text:p>29.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Height (cm)</text:p>
          </table:table-cell>
          <table:table-cell table:formula="of:=2.54*[.H3]" office:value-type="float" office:value="162.56" calcext:value-type="float">
            <text:p>162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F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iameter (in)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F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Diameter (cm)</text:p>
          </table:table-cell>
          <table:table-cell table:formula="of:=2.54*[.H5]" office:value-type="float" office:value="139.7" calcext:value-type="float">
            <text:p>139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4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sition, mole fraction</text:p>
          </table:table-cell>
          <table:table-cell table:number-columns-repeated="5"/>
          <table:table-cell office:value-type="string" calcext:value-type="string">
            <text:p>Graphite sqc diam (in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7F</text:p>
          </table:table-cell>
          <table:table-cell table:formula="of:=[.B3]/100" office:value-type="float" office:value="0.7" calcext:value-type="float">
            <text:p>0.7</text:p>
          </table:table-cell>
          <table:table-cell table:formula="of:=[.C3]/100" office:value-type="float" office:value="0.668" calcext:value-type="float">
            <text:p>0.668</text:p>
          </table:table-cell>
          <table:table-cell table:formula="of:=[.D3]/100" office:value-type="float" office:value="0.65" calcext:value-type="float">
            <text:p>0.65</text:p>
          </table:table-cell>
          <table:table-cell table:formula="of:=[.E3]/100" office:value-type="float" office:value="0.66" calcext:value-type="float">
            <text:p>0.66</text:p>
          </table:table-cell>
          <table:table-cell/>
          <table:table-cell office:value-type="string" calcext:value-type="string">
            <text:p>Graphite sqc diam (cm)</text:p>
          </table:table-cell>
          <table:table-cell table:formula="of:=2.54*[.H8]" office:value-type="float" office:value="5.08" calcext:value-type="float">
            <text:p>5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2</text:p>
          </table:table-cell>
          <table:table-cell table:formula="of:=[.B4]/100" office:value-type="float" office:value="0.236" calcext:value-type="float">
            <text:p>0.236</text:p>
          </table:table-cell>
          <table:table-cell table:formula="of:=[.C4]/100" office:value-type="float" office:value="0.29" calcext:value-type="float">
            <text:p>0.29</text:p>
          </table:table-cell>
          <table:table-cell table:formula="of:=[.D4]/100" office:value-type="float" office:value="0.291" calcext:value-type="float">
            <text:p>0.291</text:p>
          </table:table-cell>
          <table:table-cell table:formula="of:=[.E4]/100" office:value-type="float" office:value="0.34" calcext:value-type="float">
            <text:p>0.34</text:p>
          </table:table-cell>
          <table:table-cell/>
          <table:table-cell office:value-type="string" calcext:value-type="string">
            <text:p>Graphite sqc radius (cm)</text:p>
          </table:table-cell>
          <table:table-cell table:formula="of:=[.H9]/2" office:value-type="float" office:value="2.54" calcext:value-type="float">
            <text:p>2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F4</text:p>
          </table:table-cell>
          <table:table-cell table:formula="of:=[.B5]/100" office:value-type="float" office:value="0.05" calcext:value-type="float">
            <text:p>0.05</text:p>
          </table:table-cell>
          <table:table-cell table:formula="of:=[.C5]/100" office:value-type="float" office:value="0.04" calcext:value-type="float">
            <text:p>0.04</text:p>
          </table:table-cell>
          <table:table-cell table:formula="of:=[.D5]/100" office:value-type="float" office:value="0.05" calcext:value-type="float">
            <text:p>0.05</text:p>
          </table:table-cell>
          <table:table-cell table:formula="of:=[.E5]/100" office:value-type="float" office:value="0" calcext:value-type="float">
            <text:p>0</text:p>
          </table:table-cell>
          <table:table-cell/>
          <table:table-cell office:value-type="string" calcext:value-type="string">
            <text:p>Fuel extra radius (cm)</text:p>
          </table:table-cell>
          <table:table-cell table:formula="of:=0.2*2.54" office:value-type="float" office:value="0.508" calcext:value-type="float">
            <text:p>0.5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F4</text:p>
          </table:table-cell>
          <table:table-cell table:formula="of:=[.B6]/100" office:value-type="float" office:value="0.01" calcext:value-type="float">
            <text:p>0.01</text:p>
          </table:table-cell>
          <table:table-cell table:formula="of:=[.C6]/100" office:value-type="float" office:value="0" calcext:value-type="float">
            <text:p>0</text:p>
          </table:table-cell>
          <table:table-cell table:formula="of:=[.D6]/100" office:value-type="float" office:value="0" calcext:value-type="float">
            <text:p>0</text:p>
          </table:table-cell>
          <table:table-cell table:formula="of:=[.E6]/100" office:value-type="float" office:value="0" calcext:value-type="float">
            <text:p>0</text:p>
          </table:table-cell>
          <table:table-cell/>
          <table:table-cell office:value-type="string" calcext:value-type="string">
            <text:p>Total radius</text:p>
          </table:table-cell>
          <table:table-cell table:formula="of:=[.H10]+[.H11]" office:value-type="float" office:value="3.048" calcext:value-type="float">
            <text:p>3.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4</text:p>
          </table:table-cell>
          <table:table-cell table:formula="of:=[.B7]/100" office:value-type="float" office:value="0.004" calcext:value-type="float">
            <text:p>0.004</text:p>
          </table:table-cell>
          <table:table-cell table:formula="of:=[.C7]/100" office:value-type="float" office:value="0.002" calcext:value-type="float">
            <text:p>0.002</text:p>
          </table:table-cell>
          <table:table-cell table:formula="of:=[.D7]/100" office:value-type="float" office:value="0.009" calcext:value-type="float">
            <text:p>0.009</text:p>
          </table:table-cell>
          <table:table-cell table:formula="of:=[.E7]/100" office:value-type="float" office:value="0" calcext:value-type="float">
            <text:p>0</text:p>
          </table:table-cell>
          <table:table-cell/>
          <table:table-cell office:value-type="string" calcext:value-type="string">
            <text:p>Pitch</text:p>
          </table:table-cell>
          <table:table-cell table:formula="of:=2*[.H12]" office:value-type="float" office:value="6.096" calcext:value-type="float">
            <text:p>6.09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# pins across</text:p>
          </table:table-cell>
          <table:table-cell table:formula="of:=[.H6]/[.H13]" office:value-type="float" office:value="22.9166666666667" calcext:value-type="float">
            <text:p>22.91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ical Properties, at degF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string" calcext:value-type="string">
            <text:p>Serpent core sqc diam (cm)</text:p>
          </table:table-cell>
          <table:table-cell table:formula="of:=[.H13]*23" office:value-type="float" office:value="140.208" calcext:value-type="float">
            <text:p>140.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sity (lb/ft3) at 1200 degF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Serpent core sqc radius</text:p>
          </table:table-cell>
          <table:table-cell table:formula="of:=[.H15]/2" office:value-type="float" office:value="70.104" calcext:value-type="float">
            <text:p>70.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sity (gm/cm3) at 1200 degF</text:p>
          </table:table-cell>
          <table:table-cell table:formula="of:=[.B16]*[.$H$18]*[.$H$19]" office:value-type="float" office:value="2.24257245576" calcext:value-type="float">
            <text:p>2.2425724558</text:p>
          </table:table-cell>
          <table:table-cell table:formula="of:=[.C16]*[.$H$18]*[.$H$19]" office:value-type="float" office:value="2.08238870892" calcext:value-type="float">
            <text:p>2.0823887089</text:p>
          </table:table-cell>
          <table:table-cell table:formula="of:=[.D16]*[.$H$18]*[.$H$19]" office:value-type="float" office:value="2.146462207656" calcext:value-type="float">
            <text:p>2.1464622077</text:p>
          </table:table-cell>
          <table:table-cell table:formula="of:=[.E16]*[.$H$18]*[.$H$19]" office:value-type="float" office:value="1.92220496208" calcext:value-type="float">
            <text:p>1.92220496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cosity (lb/ft-hr)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gm/lb</text:p>
          </table:table-cell>
          <table:table-cell office:value-type="float" office:value="453.592" calcext:value-type="float">
            <text:p>453.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 Capacity (Btu/lb-degF)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string" calcext:value-type="string">
            <text:p>ft3/cm3</text:p>
          </table:table-cell>
          <table:table-cell table:style-name="ce4" office:value-type="float" office:value="0.0000353145" calcext:value-type="float">
            <text:p>3.53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al Conductivity (Btu/hr^2)</text:p>
          </table:table-cell>
          <table:table-cell office:value-type="float" office:value="3.21" calcext:value-type="float">
            <text:p>3.2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quidus temeprature (degF)</text:p>
          </table:table-cell>
          <table:table-cell table:number-columns-repeated="3" office:value-type="float" office:value="840" calcext:value-type="float">
            <text:p>840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Material &amp; Location</text:p>
          </table:table-cell>
          <table:table-cell office:value-type="string" calcext:value-type="string">
            <text:p>Temp (F)</text:p>
          </table:table-cell>
          <table:table-cell office:value-type="string" calcext:value-type="string">
            <text:p>Temp (K)</text:p>
          </table:table-cell>
          <table:table-cell office:value-type="string" calcext:value-type="string">
            <text:p>Temp (C)</text:p>
          </table:table-cell>
        </table:table-row>
        <table:table-row table:style-name="ro1">
          <table:table-cell table:number-columns-repeated="6"/>
          <table:table-cell table:style-name="ce3" office:value-type="string" calcext:value-type="string">
            <text:p>Fuel salt reactor inlet/heatx outlet</text:p>
          </table:table-cell>
          <table:table-cell office:value-type="float" office:value="1175" calcext:value-type="float">
            <text:p>1175</text:p>
          </table:table-cell>
          <table:table-cell table:formula="of:=([.H22]-32)*5/9 + 273.15" office:value-type="float" office:value="908.15" calcext:value-type="float">
            <text:p>908.15</text:p>
          </table:table-cell>
          <table:table-cell table:formula="of:=[.I22]-273" office:value-type="float" office:value="635.15" calcext:value-type="float">
            <text:p>635.15</text:p>
          </table:table-cell>
        </table:table-row>
        <table:table-row table:style-name="ro1">
          <table:table-cell office:value-type="string" calcext:value-type="string">
            <text:p>Isotopic composition, mass %</text:p>
          </table:table-cell>
          <table:table-cell table:number-columns-repeated="5"/>
          <table:table-cell office:value-type="string" calcext:value-type="string">
            <text:p>Fuel sat reactor average outlet/heatx inlet</text:p>
          </table:table-cell>
          <table:table-cell office:value-type="float" office:value="1225" calcext:value-type="float">
            <text:p>1225</text:p>
          </table:table-cell>
          <table:table-cell table:formula="of:=([.H23]-32)*5/9 + 273.15" office:value-type="float" office:value="935.927777777778" calcext:value-type="float">
            <text:p>935.9277777778</text:p>
          </table:table-cell>
          <table:table-cell table:formula="of:=[.I23]-273" office:value-type="float" office:value="662.927777777778" calcext:value-type="float">
            <text:p>662.927777777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uel salt reactor max outlet</text:p>
          </table:table-cell>
          <table:table-cell office:value-type="float" office:value="1260" calcext:value-type="float">
            <text:p>1260</text:p>
          </table:table-cell>
          <table:table-cell table:formula="of:=([.H24]-32)*5/9 + 273.15" office:value-type="float" office:value="955.372222222222" calcext:value-type="float">
            <text:p>955.3722222222</text:p>
          </table:table-cell>
          <table:table-cell table:formula="of:=[.I24]-273" office:value-type="float" office:value="682.372222222222" calcext:value-type="float">
            <text:p>682.3722222222</text:p>
          </table:table-cell>
        </table:table-row>
        <table:table-row table:style-name="ro1">
          <table:table-cell office:value-type="string" calcext:value-type="string">
            <text:p>Isotope mass</text:p>
          </table:table-cell>
          <table:table-cell table:number-columns-repeated="5"/>
          <table:table-cell office:value-type="string" calcext:value-type="string">
            <text:p>Graphite core average</text:p>
          </table:table-cell>
          <table:table-cell office:value-type="float" office:value="1255" calcext:value-type="float">
            <text:p>1255</text:p>
          </table:table-cell>
          <table:table-cell table:formula="of:=([.H25]-32)*5/9 + 273.15" office:value-type="float" office:value="952.594444444445" calcext:value-type="float">
            <text:p>952.5944444444</text:p>
          </table:table-cell>
          <table:table-cell table:formula="of:=[.I25]-273" office:value-type="float" office:value="679.594444444444" calcext:value-type="float">
            <text:p>679.5944444444</text:p>
          </table:table-cell>
        </table:table-row>
        <table:table-row table:style-name="ro1">
          <table:table-cell office:value-type="string" calcext:value-type="string">
            <text:p>Li7</text:p>
          </table:table-cell>
          <table:table-cell table:formula="of:=[.B9]*7" office:value-type="float" office:value="4.9" calcext:value-type="float">
            <text:p>4.9</text:p>
          </table:table-cell>
          <table:table-cell table:formula="of:=[.C9]*7" office:value-type="float" office:value="4.676" calcext:value-type="float">
            <text:p>4.676</text:p>
          </table:table-cell>
          <table:table-cell table:formula="of:=[.D9]*7" office:value-type="float" office:value="4.55" calcext:value-type="float">
            <text:p>4.55</text:p>
          </table:table-cell>
          <table:table-cell table:formula="of:=[.E9]*7" office:value-type="float" office:value="4.62" calcext:value-type="float">
            <text:p>4.62</text:p>
          </table:table-cell>
          <table:table-cell/>
          <table:table-cell office:value-type="string" calcext:value-type="string">
            <text:p>Graphite core maximum</text:p>
          </table:table-cell>
          <table:table-cell office:value-type="float" office:value="1300" calcext:value-type="float">
            <text:p>1300</text:p>
          </table:table-cell>
          <table:table-cell table:formula="of:=([.H26]-32)*5/9 + 273.15" office:value-type="float" office:value="977.594444444445" calcext:value-type="float">
            <text:p>977.5944444444</text:p>
          </table:table-cell>
          <table:table-cell table:formula="of:=[.I26]-273" office:value-type="float" office:value="704.594444444444" calcext:value-type="float">
            <text:p>704.5944444444</text:p>
          </table:table-cell>
        </table:table-row>
        <table:table-row table:style-name="ro1">
          <table:table-cell office:value-type="string" calcext:value-type="string">
            <text:p>F (from LiF)</text:p>
          </table:table-cell>
          <table:table-cell table:formula="of:=[.B9]*19" office:value-type="float" office:value="13.3" calcext:value-type="float">
            <text:p>13.3</text:p>
          </table:table-cell>
          <table:table-cell table:formula="of:=[.C9]*19" office:value-type="float" office:value="12.692" calcext:value-type="float">
            <text:p>12.692</text:p>
          </table:table-cell>
          <table:table-cell table:formula="of:=[.D9]*19" office:value-type="float" office:value="12.35" calcext:value-type="float">
            <text:p>12.35</text:p>
          </table:table-cell>
          <table:table-cell table:formula="of:=[.E9]*19" office:value-type="float" office:value="12.54" calcext:value-type="float">
            <text:p>12.54</text:p>
          </table:table-cell>
          <table:table-cell/>
          <table:table-cell office:value-type="string" calcext:value-type="string">
            <text:p>Max</text:p>
          </table:table-cell>
          <table:table-cell table:formula="of:=MAX([.H22:.H26])" office:value-type="float" office:value="1300" calcext:value-type="float">
            <text:p>1300</text:p>
          </table:table-cell>
          <table:table-cell table:formula="of:=MAX([.I22:.I26])" office:value-type="float" office:value="977.594444444445" calcext:value-type="float">
            <text:p>977.5944444444</text:p>
          </table:table-cell>
          <table:table-cell table:formula="of:=MAX([.J22:.J26])" office:value-type="float" office:value="704.594444444444" calcext:value-type="float">
            <text:p>704.5944444444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table:formula="of:=[.B10]*9" office:value-type="float" office:value="2.124" calcext:value-type="float">
            <text:p>2.124</text:p>
          </table:table-cell>
          <table:table-cell table:formula="of:=[.C10]*9" office:value-type="float" office:value="2.61" calcext:value-type="float">
            <text:p>2.61</text:p>
          </table:table-cell>
          <table:table-cell table:formula="of:=[.D10]*9" office:value-type="float" office:value="2.619" calcext:value-type="float">
            <text:p>2.619</text:p>
          </table:table-cell>
          <table:table-cell table:formula="of:=[.E10]*9" office:value-type="float" office:value="3.06" calcext:value-type="float">
            <text:p>3.06</text:p>
          </table:table-cell>
          <table:table-cell/>
          <table:table-cell office:value-type="string" calcext:value-type="string">
            <text:p>Min</text:p>
          </table:table-cell>
          <table:table-cell table:formula="of:=MIN([.H22:.H26])" office:value-type="float" office:value="1175" calcext:value-type="float">
            <text:p>1175</text:p>
          </table:table-cell>
          <table:table-cell table:formula="of:=MIN([.I22:.I26])" office:value-type="float" office:value="908.15" calcext:value-type="float">
            <text:p>908.15</text:p>
          </table:table-cell>
          <table:table-cell table:formula="of:=MIN([.J22:.J26])" office:value-type="float" office:value="635.15" calcext:value-type="float">
            <text:p>635.15</text:p>
          </table:table-cell>
        </table:table-row>
        <table:table-row table:style-name="ro1">
          <table:table-cell office:value-type="string" calcext:value-type="string">
            <text:p>F (from BeF2)</text:p>
          </table:table-cell>
          <table:table-cell table:formula="of:=[.B10]*2*19" office:value-type="float" office:value="8.968" calcext:value-type="float">
            <text:p>8.968</text:p>
          </table:table-cell>
          <table:table-cell table:formula="of:=[.C10]*2*19" office:value-type="float" office:value="11.02" calcext:value-type="float">
            <text:p>11.02</text:p>
          </table:table-cell>
          <table:table-cell table:formula="of:=[.D10]*2*19" office:value-type="float" office:value="11.058" calcext:value-type="float">
            <text:p>11.058</text:p>
          </table:table-cell>
          <table:table-cell table:formula="of:=[.E10]*2*19" office:value-type="float" office:value="12.92" calcext:value-type="float">
            <text:p>12.92</text:p>
          </table:table-cell>
          <table:table-cell/>
          <table:table-cell office:value-type="string" calcext:value-type="string">
            <text:p>Safety Min</text:p>
          </table:table-cell>
          <table:table-cell table:formula="of:=([.I29]-273)*9/5 + 32" office:value-type="float" office:value="1025.27" calcext:value-type="float">
            <text:p>1025.27</text:p>
          </table:table-cell>
          <table:table-cell table:formula="of:=[.I33]" office:value-type="float" office:value="824.816666666667" calcext:value-type="float">
            <text:p>824.8166666667</text:p>
          </table:table-cell>
          <table:table-cell table:formula="of:=[.I29]-273" office:value-type="float" office:value="551.816666666667" calcext:value-type="float">
            <text:p>551.8166666667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table:formula="of:=[.B11]*91.224" office:value-type="float" office:value="4.5612" calcext:value-type="float">
            <text:p>4.5612</text:p>
          </table:table-cell>
          <table:table-cell table:formula="of:=[.C11]*91.224" office:value-type="float" office:value="3.64896" calcext:value-type="float">
            <text:p>3.64896</text:p>
          </table:table-cell>
          <table:table-cell table:formula="of:=[.D11]*91.224" office:value-type="float" office:value="4.5612" calcext:value-type="float">
            <text:p>4.5612</text:p>
          </table:table-cell>
          <table:table-cell table:formula="of:=[.E11]*91.224" office:value-type="float" office:value="0" calcext:value-type="float">
            <text:p>0</text:p>
          </table:table-cell>
          <table:table-cell/>
          <table:table-cell office:value-type="string" calcext:value-type="string">
            <text:p>Safety Max</text:p>
          </table:table-cell>
          <table:table-cell table:formula="of:=([.I30]-273)*9/5 + 32" office:value-type="float" office:value="1450.27" calcext:value-type="float">
            <text:p>1450.27</text:p>
          </table:table-cell>
          <table:table-cell table:formula="of:=[.I27]+([.I28]-[.I29])" office:value-type="float" office:value="1060.92777777778" calcext:value-type="float">
            <text:p>1060.9277777778</text:p>
          </table:table-cell>
          <table:table-cell table:formula="of:=[.I30]-273" office:value-type="float" office:value="787.927777777778" calcext:value-type="float">
            <text:p>787.9277777778</text:p>
          </table:table-cell>
        </table:table-row>
        <table:table-row table:style-name="ro1">
          <table:table-cell office:value-type="string" calcext:value-type="string">
            <text:p>F (from ZrF4)</text:p>
          </table:table-cell>
          <table:table-cell table:formula="of:=[.B11]*4*19" office:value-type="float" office:value="3.8" calcext:value-type="float">
            <text:p>3.8</text:p>
          </table:table-cell>
          <table:table-cell table:formula="of:=[.C11]*4*19" office:value-type="float" office:value="3.04" calcext:value-type="float">
            <text:p>3.04</text:p>
          </table:table-cell>
          <table:table-cell table:formula="of:=[.D11]*4*19" office:value-type="float" office:value="3.8" calcext:value-type="float">
            <text:p>3.8</text:p>
          </table:table-cell>
          <table:table-cell table:formula="of:=[.E11]*4*19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232</text:p>
          </table:table-cell>
          <table:table-cell table:formula="of:=[.B12]*232" office:value-type="float" office:value="2.32" calcext:value-type="float">
            <text:p>2.32</text:p>
          </table:table-cell>
          <table:table-cell table:formula="of:=[.C12]*232" office:value-type="float" office:value="0" calcext:value-type="float">
            <text:p>0</text:p>
          </table:table-cell>
          <table:table-cell table:formula="of:=[.D12]*232" office:value-type="float" office:value="0" calcext:value-type="float">
            <text:p>0</text:p>
          </table:table-cell>
          <table:table-cell table:formula="of:=[.E12]*232" office:value-type="float" office:value="0" calcext:value-type="float">
            <text:p>0</text:p>
          </table:table-cell>
          <table:table-cell/>
          <table:table-cell office:value-type="string" calcext:value-type="string">
            <text:p>FLiBe boiling point</text:p>
          </table:table-cell>
          <table:table-cell table:formula="of:=([.I32]-273)*9/5 + 32" office:value-type="float" office:value="2606" calcext:value-type="float">
            <text:p>2606</text:p>
          </table:table-cell>
          <table:table-cell office:value-type="float" office:value="1703" calcext:value-type="float">
            <text:p>1703</text:p>
          </table:table-cell>
          <table:table-cell table:formula="of:=[.I32]-273"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F (from ThF4)</text:p>
          </table:table-cell>
          <table:table-cell table:formula="of:=[.B12]*4*19" office:value-type="float" office:value="0.76" calcext:value-type="float">
            <text:p>0.76</text:p>
          </table:table-cell>
          <table:table-cell table:formula="of:=[.C12]*4*19" office:value-type="float" office:value="0" calcext:value-type="float">
            <text:p>0</text:p>
          </table:table-cell>
          <table:table-cell table:formula="of:=[.D12]*4*19" office:value-type="float" office:value="0" calcext:value-type="float">
            <text:p>0</text:p>
          </table:table-cell>
          <table:table-cell table:formula="of:=[.E12]*4*19" office:value-type="float" office:value="0" calcext:value-type="float">
            <text:p>0</text:p>
          </table:table-cell>
          <table:table-cell/>
          <table:table-cell office:value-type="string" calcext:value-type="string">
            <text:p>Coolant salt heatx inlet</text:p>
          </table:table-cell>
          <table:table-cell office:value-type="float" office:value="1025" calcext:value-type="float">
            <text:p>1025</text:p>
          </table:table-cell>
          <table:table-cell table:formula="of:=([.H33]-32)*5/9 + 273.15" office:value-type="float" office:value="824.816666666667" calcext:value-type="float">
            <text:p>824.8166666667</text:p>
          </table:table-cell>
          <table:table-cell table:formula="of:=[.G33]-273" office:value-type="float" office:value="551.816666666667" calcext:value-type="float">
            <text:p>551.8166666667</text:p>
          </table:table-cell>
        </table:table-row>
        <table:table-row table:style-name="ro1">
          <table:table-cell office:value-type="string" calcext:value-type="string">
            <text:p>U235</text:p>
          </table:table-cell>
          <table:table-cell table:formula="of:=[.B13]*0.93*235" office:value-type="float" office:value="0.8742" calcext:value-type="float">
            <text:p>0.8742</text:p>
          </table:table-cell>
          <table:table-cell table:formula="of:=[.C13]*0.93*235" office:value-type="float" office:value="0.4371" calcext:value-type="float">
            <text:p>0.4371</text:p>
          </table:table-cell>
          <table:table-cell table:formula="of:=[.D13]*0.35*235" office:value-type="float" office:value="0.74025" calcext:value-type="float">
            <text:p>0.74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olant salt heatx outlet</text:p>
          </table:table-cell>
          <table:table-cell office:value-type="float" office:value="1100" calcext:value-type="float">
            <text:p>1100</text:p>
          </table:table-cell>
          <table:table-cell table:formula="of:=([.H34]-32)*5/9 + 273.15" office:value-type="float" office:value="866.483333333333" calcext:value-type="float">
            <text:p>866.4833333333</text:p>
          </table:table-cell>
          <table:table-cell table:formula="of:=[.G34]-273" office:value-type="float" office:value="593.483333333333" calcext:value-type="float">
            <text:p>593.4833333333</text:p>
          </table:table-cell>
        </table:table-row>
        <table:table-row table:style-name="ro1">
          <table:table-cell office:value-type="string" calcext:value-type="string">
            <text:p>U238</text:p>
          </table:table-cell>
          <table:table-cell table:formula="of:=[.B13]*0.07*238" office:value-type="float" office:value="0.06664" calcext:value-type="float">
            <text:p>0.06664</text:p>
          </table:table-cell>
          <table:table-cell table:formula="of:=[.C13]*0.07*238" office:value-type="float" office:value="0.03332" calcext:value-type="float">
            <text:p>0.03332</text:p>
          </table:table-cell>
          <table:table-cell table:formula="of:=[.D13]*0.65*238" office:value-type="float" office:value="1.3923" calcext:value-type="float">
            <text:p>1.392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 (from UF4)</text:p>
          </table:table-cell>
          <table:table-cell table:formula="of:=[.B13]*4*19" office:value-type="float" office:value="0.304" calcext:value-type="float">
            <text:p>0.304</text:p>
          </table:table-cell>
          <table:table-cell table:formula="of:=[.C13]*4*19" office:value-type="float" office:value="0.152" calcext:value-type="float">
            <text:p>0.152</text:p>
          </table:table-cell>
          <table:table-cell table:formula="of:=[.D13]*4*19" office:value-type="float" office:value="0.684" calcext:value-type="float">
            <text:p>0.684</text:p>
          </table:table-cell>
          <table:table-cell table:formula="of:=[.E13]*4*19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otal mas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7</text:p>
          </table:table-cell>
          <table:table-cell table:formula="of:=[.B26]" office:value-type="float" office:value="4.9" calcext:value-type="float">
            <text:p>4.9</text:p>
          </table:table-cell>
          <table:table-cell table:formula="of:=[.C26]" office:value-type="float" office:value="4.676" calcext:value-type="float">
            <text:p>4.676</text:p>
          </table:table-cell>
          <table:table-cell table:formula="of:=[.D26]" office:value-type="float" office:value="4.55" calcext:value-type="float">
            <text:p>4.55</text:p>
          </table:table-cell>
          <table:table-cell table:formula="of:=[.E26]" office:value-type="float" office:value="4.62" calcext:value-type="float">
            <text:p>4.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table:formula="of:=SUM([.B27];[.B29];[.B31];[.B33];[.B36])" office:value-type="float" office:value="27.132" calcext:value-type="float">
            <text:p>27.132</text:p>
          </table:table-cell>
          <table:table-cell table:formula="of:=SUM([.C27];[.C29];[.C31];[.C33];[.C36])" office:value-type="float" office:value="26.904" calcext:value-type="float">
            <text:p>26.904</text:p>
          </table:table-cell>
          <table:table-cell table:formula="of:=SUM([.D27];[.D29];[.D31];[.D33];[.D36])" office:value-type="float" office:value="27.892" calcext:value-type="float">
            <text:p>27.892</text:p>
          </table:table-cell>
          <table:table-cell table:formula="of:=SUM([.E27];[.E29];[.E31];[.E33];[.E36])" office:value-type="float" office:value="25.46" calcext:value-type="float">
            <text:p>25.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</text:p>
          </table:table-cell>
          <table:table-cell table:formula="of:=[.B28]" office:value-type="float" office:value="2.124" calcext:value-type="float">
            <text:p>2.124</text:p>
          </table:table-cell>
          <table:table-cell table:formula="of:=[.C28]" office:value-type="float" office:value="2.61" calcext:value-type="float">
            <text:p>2.61</text:p>
          </table:table-cell>
          <table:table-cell table:formula="of:=[.D28]" office:value-type="float" office:value="2.619" calcext:value-type="float">
            <text:p>2.619</text:p>
          </table:table-cell>
          <table:table-cell table:formula="of:=[.E28]" office:value-type="float" office:value="3.06" calcext:value-type="float">
            <text:p>3.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r</text:p>
          </table:table-cell>
          <table:table-cell table:formula="of:=[.B30]" office:value-type="float" office:value="4.5612" calcext:value-type="float">
            <text:p>4.5612</text:p>
          </table:table-cell>
          <table:table-cell table:formula="of:=[.C30]" office:value-type="float" office:value="3.64896" calcext:value-type="float">
            <text:p>3.64896</text:p>
          </table:table-cell>
          <table:table-cell table:formula="of:=[.D30]" office:value-type="float" office:value="4.5612" calcext:value-type="float">
            <text:p>4.5612</text:p>
          </table:table-cell>
          <table:table-cell table:formula="of:=[.E3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232</text:p>
          </table:table-cell>
          <table:table-cell table:formula="of:=[.B32]" office:value-type="float" office:value="2.32" calcext:value-type="float">
            <text:p>2.32</text:p>
          </table:table-cell>
          <table:table-cell table:formula="of:=[.C32]" office:value-type="float" office:value="0" calcext:value-type="float">
            <text:p>0</text:p>
          </table:table-cell>
          <table:table-cell table:formula="of:=[.D32]" office:value-type="float" office:value="0" calcext:value-type="float">
            <text:p>0</text:p>
          </table:table-cell>
          <table:table-cell table:formula="of:=[.E3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235</text:p>
          </table:table-cell>
          <table:table-cell table:formula="of:=[.B34]" office:value-type="float" office:value="0.8742" calcext:value-type="float">
            <text:p>0.8742</text:p>
          </table:table-cell>
          <table:table-cell table:formula="of:=[.C34]" office:value-type="float" office:value="0.4371" calcext:value-type="float">
            <text:p>0.4371</text:p>
          </table:table-cell>
          <table:table-cell table:formula="of:=[.D34]" office:value-type="float" office:value="0.74025" calcext:value-type="float">
            <text:p>0.74025</text:p>
          </table:table-cell>
          <table:table-cell table:formula="of:=[.E3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238</text:p>
          </table:table-cell>
          <table:table-cell table:formula="of:=[.B35]" office:value-type="float" office:value="0.06664" calcext:value-type="float">
            <text:p>0.06664</text:p>
          </table:table-cell>
          <table:table-cell table:formula="of:=[.C35]" office:value-type="float" office:value="0.03332" calcext:value-type="float">
            <text:p>0.03332</text:p>
          </table:table-cell>
          <table:table-cell table:formula="of:=[.D35]" office:value-type="float" office:value="1.3923" calcext:value-type="float">
            <text:p>1.3923</text:p>
          </table:table-cell>
          <table:table-cell table:formula="of:=[.E3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9:.B45])" office:value-type="float" office:value="41.97804" calcext:value-type="float">
            <text:p>41.97804</text:p>
          </table:table-cell>
          <table:table-cell table:formula="of:=SUM([.C39:.C45])" office:value-type="float" office:value="38.30938" calcext:value-type="float">
            <text:p>38.30938</text:p>
          </table:table-cell>
          <table:table-cell table:formula="of:=SUM([.D39:.D45])" office:value-type="float" office:value="41.75475" calcext:value-type="float">
            <text:p>41.75475</text:p>
          </table:table-cell>
          <table:table-cell table:formula="of:=SUM([.E39:.E45])" office:value-type="float" office:value="33.14" calcext:value-type="float">
            <text:p>33.14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ss frac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7</text:p>
          </table:table-cell>
          <table:table-cell table:formula="of:=[.B39]/[.B$46]" office:value-type="float" office:value="0.116727698577637" calcext:value-type="float">
            <text:p>0.1167276986</text:p>
          </table:table-cell>
          <table:table-cell table:formula="of:=[.C39]/[.C$46]" office:value-type="float" office:value="0.122058879574663" calcext:value-type="float">
            <text:p>0.1220588796</text:p>
          </table:table-cell>
          <table:table-cell table:formula="of:=[.D39]/[.D$46]" office:value-type="float" office:value="0.108969638184877" calcext:value-type="float">
            <text:p>0.1089696382</text:p>
          </table:table-cell>
          <table:table-cell table:formula="of:=[.E39]/[.E$46]" office:value-type="float" office:value="0.139408569704285" calcext:value-type="float">
            <text:p>0.13940856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table:formula="of:=[.B40]/[.B$46]" office:value-type="float" office:value="0.646337942409888" calcext:value-type="float">
            <text:p>0.6463379424</text:p>
          </table:table-cell>
          <table:table-cell table:formula="of:=[.C40]/[.C$46]" office:value-type="float" office:value="0.702282313104519" calcext:value-type="float">
            <text:p>0.7022823131</text:p>
          </table:table-cell>
          <table:table-cell table:formula="of:=[.D40]/[.D$46]" office:value-type="float" office:value="0.667995856758812" calcext:value-type="float">
            <text:p>0.6679958568</text:p>
          </table:table-cell>
          <table:table-cell table:formula="of:=[.E40]/[.E$46]" office:value-type="float" office:value="0.768255884127942" calcext:value-type="float">
            <text:p>0.76825588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</text:p>
          </table:table-cell>
          <table:table-cell table:formula="of:=[.B41]/[.B$46]" office:value-type="float" office:value="0.0505978840365105" calcext:value-type="float">
            <text:p>0.050597884</text:p>
          </table:table-cell>
          <table:table-cell table:formula="of:=[.C41]/[.C$46]" office:value-type="float" office:value="0.068129528590648" calcext:value-type="float">
            <text:p>0.0681295286</text:p>
          </table:table-cell>
          <table:table-cell table:formula="of:=[.D41]/[.D$46]" office:value-type="float" office:value="0.0627234027266359" calcext:value-type="float">
            <text:p>0.0627234027</text:p>
          </table:table-cell>
          <table:table-cell table:formula="of:=[.E41]/[.E$46]" office:value-type="float" office:value="0.0923355461677731" calcext:value-type="float">
            <text:p>0.09233554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r</text:p>
          </table:table-cell>
          <table:table-cell table:formula="of:=[.B42]/[.B$46]" office:value-type="float" office:value="0.108656811990269" calcext:value-type="float">
            <text:p>0.108656812</text:p>
          </table:table-cell>
          <table:table-cell table:formula="of:=[.C42]/[.C$46]" office:value-type="float" office:value="0.0952497795579046" calcext:value-type="float">
            <text:p>0.0952497796</text:p>
          </table:table-cell>
          <table:table-cell table:formula="of:=[.D42]/[.D$46]" office:value-type="float" office:value="0.109237871140409" calcext:value-type="float">
            <text:p>0.1092378711</text:p>
          </table:table-cell>
          <table:table-cell table:formula="of:=[.E42]/[.E$4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232</text:p>
          </table:table-cell>
          <table:table-cell table:formula="of:=[.B43]/[.B$46]" office:value-type="float" office:value="0.055266991979616" calcext:value-type="float">
            <text:p>0.055266992</text:p>
          </table:table-cell>
          <table:table-cell table:formula="of:=[.C43]/[.C$46]" office:value-type="float" office:value="0" calcext:value-type="float">
            <text:p>0</text:p>
          </table:table-cell>
          <table:table-cell table:formula="of:=[.D43]/[.D$46]" office:value-type="float" office:value="0" calcext:value-type="float">
            <text:p>0</text:p>
          </table:table-cell>
          <table:table-cell table:formula="of:=[.E43]/[.E$4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235</text:p>
          </table:table-cell>
          <table:table-cell table:formula="of:=[.B44]/[.B$46]" office:value-type="float" office:value="0.0208251743054225" calcext:value-type="float">
            <text:p>0.0208251743</text:p>
          </table:table-cell>
          <table:table-cell table:formula="of:=[.C44]/[.C$46]" office:value-type="float" office:value="0.0114097382938591" calcext:value-type="float">
            <text:p>0.0114097383</text:p>
          </table:table-cell>
          <table:table-cell table:formula="of:=[.D44]/[.D$46]" office:value-type="float" office:value="0.0177285219046935" calcext:value-type="float">
            <text:p>0.0177285219</text:p>
          </table:table-cell>
          <table:table-cell table:formula="of:=[.E44]/[.E$4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238</text:p>
          </table:table-cell>
          <table:table-cell table:formula="of:=[.B45]/[.B$46]" office:value-type="float" office:value="0.00158749670065587" calcext:value-type="float">
            <text:p>0.0015874967</text:p>
          </table:table-cell>
          <table:table-cell table:formula="of:=[.C45]/[.C$46]" office:value-type="float" office:value="0.000869760878406281" calcext:value-type="float">
            <text:p>0.0008697609</text:p>
          </table:table-cell>
          <table:table-cell table:formula="of:=[.D45]/[.D$46]" office:value-type="float" office:value="0.0333447092845724" calcext:value-type="float">
            <text:p>0.0333447093</text:p>
          </table:table-cell>
          <table:table-cell table:formula="of:=[.E45]/[.E$4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9:.B55])" office:value-type="float" office:value="1" calcext:value-type="float">
            <text:p>1</text:p>
          </table:table-cell>
          <table:table-cell table:formula="of:=SUM([.C49:.C55])" office:value-type="float" office:value="1" calcext:value-type="float">
            <text:p>1</text:p>
          </table:table-cell>
          <table:table-cell table:formula="of:=SUM([.D49:.D55])" office:value-type="float" office:value="1" calcext:value-type="float">
            <text:p>1</text:p>
          </table:table-cell>
          <table:table-cell table:formula="of:=SUM([.E49:.E55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ss 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7</text:p>
          </table:table-cell>
          <table:table-cell table:style-name="ce1" table:formula="of:=[.B49]*100" office:value-type="float" office:value="11.6727698577637" calcext:value-type="float">
            <text:p>11.67</text:p>
          </table:table-cell>
          <table:table-cell table:style-name="ce1" table:formula="of:=[.C49]*100" office:value-type="float" office:value="12.2058879574663" calcext:value-type="float">
            <text:p>12.21</text:p>
          </table:table-cell>
          <table:table-cell table:style-name="ce1" table:formula="of:=[.D49]*100" office:value-type="float" office:value="10.8969638184877" calcext:value-type="float">
            <text:p>10.90</text:p>
          </table:table-cell>
          <table:table-cell table:style-name="ce1" table:formula="of:=[.E49]*100" office:value-type="float" office:value="13.9408569704285" calcext:value-type="float">
            <text:p>13.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table:style-name="ce1" table:formula="of:=[.B50]*100" office:value-type="float" office:value="64.6337942409888" calcext:value-type="float">
            <text:p>64.63</text:p>
          </table:table-cell>
          <table:table-cell table:style-name="ce1" table:formula="of:=[.C50]*100" office:value-type="float" office:value="70.2282313104519" calcext:value-type="float">
            <text:p>70.23</text:p>
          </table:table-cell>
          <table:table-cell table:style-name="ce1" table:formula="of:=[.D50]*100" office:value-type="float" office:value="66.7995856758812" calcext:value-type="float">
            <text:p>66.80</text:p>
          </table:table-cell>
          <table:table-cell table:style-name="ce1" table:formula="of:=[.E50]*100" office:value-type="float" office:value="76.8255884127942" calcext:value-type="float">
            <text:p>76.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</text:p>
          </table:table-cell>
          <table:table-cell table:style-name="ce1" table:formula="of:=[.B51]*100" office:value-type="float" office:value="5.05978840365105" calcext:value-type="float">
            <text:p>5.06</text:p>
          </table:table-cell>
          <table:table-cell table:style-name="ce1" table:formula="of:=[.C51]*100" office:value-type="float" office:value="6.8129528590648" calcext:value-type="float">
            <text:p>6.81</text:p>
          </table:table-cell>
          <table:table-cell table:style-name="ce1" table:formula="of:=[.D51]*100" office:value-type="float" office:value="6.27234027266359" calcext:value-type="float">
            <text:p>6.27</text:p>
          </table:table-cell>
          <table:table-cell table:style-name="ce1" table:formula="of:=[.E51]*100" office:value-type="float" office:value="9.23355461677731" calcext:value-type="float">
            <text:p>9.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r</text:p>
          </table:table-cell>
          <table:table-cell table:style-name="ce1" table:formula="of:=[.B52]*100" office:value-type="float" office:value="10.8656811990269" calcext:value-type="float">
            <text:p>10.87</text:p>
          </table:table-cell>
          <table:table-cell table:style-name="ce1" table:formula="of:=[.C52]*100" office:value-type="float" office:value="9.52497795579046" calcext:value-type="float">
            <text:p>9.52</text:p>
          </table:table-cell>
          <table:table-cell table:style-name="ce1" table:formula="of:=[.D52]*100" office:value-type="float" office:value="10.9237871140409" calcext:value-type="float">
            <text:p>10.92</text:p>
          </table:table-cell>
          <table:table-cell table:style-name="ce1" table:formula="of:=[.E52]*100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232</text:p>
          </table:table-cell>
          <table:table-cell table:style-name="ce1" table:formula="of:=[.B53]*100" office:value-type="float" office:value="5.5266991979616" calcext:value-type="float">
            <text:p>5.53</text:p>
          </table:table-cell>
          <table:table-cell table:style-name="ce1" table:formula="of:=[.C53]*100" office:value-type="float" office:value="0" calcext:value-type="float">
            <text:p>0.00</text:p>
          </table:table-cell>
          <table:table-cell table:style-name="ce1" table:formula="of:=[.D53]*100" office:value-type="float" office:value="0" calcext:value-type="float">
            <text:p>0.00</text:p>
          </table:table-cell>
          <table:table-cell table:style-name="ce1" table:formula="of:=[.E53]*100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235</text:p>
          </table:table-cell>
          <table:table-cell table:style-name="ce1" table:formula="of:=[.B54]*100" office:value-type="float" office:value="2.08251743054225" calcext:value-type="float">
            <text:p>2.08</text:p>
          </table:table-cell>
          <table:table-cell table:style-name="ce1" table:formula="of:=[.C54]*100" office:value-type="float" office:value="1.14097382938591" calcext:value-type="float">
            <text:p>1.14</text:p>
          </table:table-cell>
          <table:table-cell table:style-name="ce1" table:formula="of:=[.D54]*100" office:value-type="float" office:value="1.77285219046935" calcext:value-type="float">
            <text:p>1.77</text:p>
          </table:table-cell>
          <table:table-cell table:style-name="ce1" table:formula="of:=[.E54]*100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238</text:p>
          </table:table-cell>
          <table:table-cell table:style-name="ce1" table:formula="of:=[.B55]*100" office:value-type="float" office:value="0.158749670065587" calcext:value-type="float">
            <text:p>0.16</text:p>
          </table:table-cell>
          <table:table-cell table:style-name="ce1" table:formula="of:=[.C55]*100" office:value-type="float" office:value="0.0869760878406281" calcext:value-type="float">
            <text:p>0.09</text:p>
          </table:table-cell>
          <table:table-cell table:style-name="ce1" table:formula="of:=[.D55]*100" office:value-type="float" office:value="3.33447092845724" calcext:value-type="float">
            <text:p>3.33</text:p>
          </table:table-cell>
          <table:table-cell table:style-name="ce1" table:formula="of:=[.E55]*100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59:.B65])" office:value-type="float" office:value="99.9999999999999" calcext:value-type="float">
            <text:p>100</text:p>
          </table:table-cell>
          <table:table-cell table:formula="of:=SUM([.C59:.C65])" office:value-type="float" office:value="100" calcext:value-type="float">
            <text:p>100</text:p>
          </table:table-cell>
          <table:table-cell table:formula="of:=SUM([.D59:.D65])" office:value-type="float" office:value="100" calcext:value-type="float">
            <text:p>100</text:p>
          </table:table-cell>
          <table:table-cell table:formula="of:=SUM([.E59:.E65])" office:value-type="float" office:value="100" calcext:value-type="float">
            <text:p>1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 style:data-style-name="N2" text:time-value="15:45:42.4570397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2:35:53.583654699</meta:creation-date>
    <dc:date>2016-10-20T16:01:18.490971138</dc:date>
    <meta:editing-duration>PT28M23S</meta:editing-duration>
    <meta:editing-cycles>7</meta:editing-cycles>
    <meta:generator>LibreOffice/5.1.4.2$Linux_X86_64 LibreOffice_project/10m0$Build-2</meta:generator>
    <meta:document-statistic meta:table-count="1" meta:cell-count="355" meta:object-count="0"/>
  </office:meta>
</office:document-meta>
</file>